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min-height="2.064cm" fo:min-width="1.814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03cm" svg:stroke-color="#ff0000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text-properties fo:color="#ff0000" fo:font-size="48pt" fo:font-weight="bold" style:font-weight-asian="bold" style:font-weight-complex="600"/>
    </style:style>
    <style:style style:name="P4" style:family="paragraph">
      <loext:graphic-properties draw:fill="none" draw:fill-color="#ffffff"/>
      <style:text-properties fo:color="#ff0000" fo:font-size="4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0000" fo:font-size="4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1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cm 11.35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3.556cm" svg:height="3.556cm" svg:x="1.4cm" svg:y="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442cm" svg:height="2.143cm" svg:x="2.541cm" svg:y="3.773cm">
            <draw:text-box>
              <text:p text:style-name="P3"><text:span text:style-name="T1">4</text:span></text:p>
            </draw:text-box>
          </draw:frame>
          <draw:g>
            <draw:line draw:style-name="gr6" draw:text-style-name="P5" draw:layer="layout" svg:x1="3.629cm" svg:y1="2.587cm" svg:x2="4.137cm" svg:y2="3.349cm">
              <text:p/>
            </draw:line>
            <draw:line draw:style-name="gr6" draw:text-style-name="P5" draw:layer="layout" svg:x1="3.429cm" svg:y1="3.911cm" svg:x2="4.183cm" svg:y2="3.268cm">
              <text:p/>
            </draw:line>
          </draw:g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6-05-19T16:52:44.701028248</dc:date>
    <meta:editing-duration>PT5M51S</meta:editing-duration>
    <meta:editing-cycles>11</meta:editing-cycles>
    <meta:generator>LibreOffice/5.1.2.2$Linux_X86_64 LibreOffice_project/10m0$Build-2</meta:generator>
    <meta:document-statistic meta:object-count="38"/>
  </office:meta>
</office:document-meta>
</file>